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25.19pt" svg:y="105.96pt">
            <loext:p draw:notify-on-update-of-ranges="Sheet1.A18:Sheet1.A18 Sheet1.A19:Sheet1.A22 Sheet1.B18:Sheet1.B18 Sheet1.B19:Sheet1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7.51pt" svg:y="380.75pt">
            <loext:p draw:notify-on-update-of-ranges="Sheet1.A24:Sheet1.A24 Sheet1.A25:Sheet1.A28 Sheet1.B24:Sheet1.B24 Sheet1.B25:Sheet1.B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29.87pt" svg:y="657.64pt">
            <loext:p draw:notify-on-update-of-ranges="Sheet1.A30:Sheet1.A30 Sheet1.A31:Sheet1.A33 Sheet1.B30:Sheet1.B30 Sheet1.B31:Sheet1.B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30.15pt" svg:y="935.69pt">
            <loext:p draw:notify-on-update-of-ranges="Sheet1.A35:Sheet1.A35 Sheet1.A36:Sheet1.A40 Sheet1.B35:Sheet1.B35 Sheet1.B36:Sheet1.B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prop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Ensemble</text:p>
          </table:table-cell>
        </table:table-row>
        <table:table-row table:style-name="ro1">
          <table:table-cell/>
          <table:table-cell office:value-type="float" office:value="0.268292682927" calcext:value-type="float">
            <text:p>0.2682926829</text:p>
          </table:table-cell>
          <table:table-cell table:number-columns-repeated="2" office:value-type="float" office:value="0.325203252033" calcext:value-type="float">
            <text:p>0.325203252</text:p>
          </table:table-cell>
          <table:table-cell office:value-type="float" office:value="0.30081300813" calcext:value-type="float">
            <text:p>0.3008130081</text:p>
          </table:table-cell>
        </table:table-row>
        <table:table-row table:style-name="ro1">
          <table:table-cell/>
          <table:table-cell office:value-type="float" office:value="0.341463414634" calcext:value-type="float">
            <text:p>0.3414634146</text:p>
          </table:table-cell>
          <table:table-cell office:value-type="float" office:value="0.349593495935" calcext:value-type="float">
            <text:p>0.3495934959</text:p>
          </table:table-cell>
          <table:table-cell office:value-type="float" office:value="0.373983739837" calcext:value-type="float">
            <text:p>0.3739837398</text:p>
          </table:table-cell>
          <table:table-cell office:value-type="float" office:value="0.308943089431" calcext:value-type="float">
            <text:p>0.3089430894</text:p>
          </table:table-cell>
        </table:table-row>
        <table:table-row table:style-name="ro1">
          <table:table-cell/>
          <table:table-cell office:value-type="float" office:value="0.357723577236" calcext:value-type="float">
            <text:p>0.3577235772</text:p>
          </table:table-cell>
          <table:table-cell office:value-type="float" office:value="0.365853658537" calcext:value-type="float">
            <text:p>0.3658536585</text:p>
          </table:table-cell>
          <table:table-cell office:value-type="float" office:value="0.325203252033" calcext:value-type="float">
            <text:p>0.325203252</text:p>
          </table:table-cell>
          <table:table-cell office:value-type="float" office:value="0.317073170732" calcext:value-type="float">
            <text:p>0.3170731707</text:p>
          </table:table-cell>
        </table:table-row>
        <table:table-row table:style-name="ro1">
          <table:table-cell/>
          <table:table-cell office:value-type="float" office:value="0.325203252033" calcext:value-type="float">
            <text:p>0.325203252</text:p>
          </table:table-cell>
          <table:table-cell office:value-type="float" office:value="0.30081300813" calcext:value-type="float">
            <text:p>0.3008130081</text:p>
          </table:table-cell>
          <table:table-cell office:value-type="float" office:value="0.341463414634" calcext:value-type="float">
            <text:p>0.3414634146</text:p>
          </table:table-cell>
          <table:table-cell office:value-type="float" office:value="0.406504065041" calcext:value-type="float">
            <text:p>0.406504065</text:p>
          </table:table-cell>
        </table:table-row>
        <table:table-row table:style-name="ro1">
          <table:table-cell/>
          <table:table-cell table:number-columns-repeated="2" office:value-type="float" office:value="0.325203252033" calcext:value-type="float">
            <text:p>0.325203252</text:p>
          </table:table-cell>
          <table:table-cell office:value-type="float" office:value="0.308943089431" calcext:value-type="float">
            <text:p>0.3089430894</text:p>
          </table:table-cell>
          <table:table-cell office:value-type="float" office:value="0.382113821138" calcext:value-type="float">
            <text:p>0.3821138211</text:p>
          </table:table-cell>
        </table:table-row>
        <table:table-row table:style-name="ro1">
          <table:table-cell/>
          <table:table-cell office:value-type="float" office:value="0.373983739837" calcext:value-type="float">
            <text:p>0.3739837398</text:p>
          </table:table-cell>
          <table:table-cell office:value-type="float" office:value="0.325203252033" calcext:value-type="float">
            <text:p>0.325203252</text:p>
          </table:table-cell>
          <table:table-cell office:value-type="float" office:value="0.365853658537" calcext:value-type="float">
            <text:p>0.3658536585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/>
          <table:table-cell office:value-type="float" office:value="0.382113821138" calcext:value-type="float">
            <text:p>0.3821138211</text:p>
          </table:table-cell>
          <table:table-cell office:value-type="float" office:value="0.308943089431" calcext:value-type="float">
            <text:p>0.3089430894</text:p>
          </table:table-cell>
          <table:table-cell office:value-type="float" office:value="0.317073170732" calcext:value-type="float">
            <text:p>0.3170731707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/>
          <table:table-cell office:value-type="float" office:value="0.308943089431" calcext:value-type="float">
            <text:p>0.3089430894</text:p>
          </table:table-cell>
          <table:table-cell office:value-type="float" office:value="0.382113821138" calcext:value-type="float">
            <text:p>0.3821138211</text:p>
          </table:table-cell>
          <table:table-cell office:value-type="float" office:value="0.341463414634" calcext:value-type="float">
            <text:p>0.3414634146</text:p>
          </table:table-cell>
          <table:table-cell office:value-type="float" office:value="0.268292682927" calcext:value-type="float">
            <text:p>0.2682926829</text:p>
          </table:table-cell>
        </table:table-row>
        <table:table-row table:style-name="ro1">
          <table:table-cell/>
          <table:table-cell office:value-type="float" office:value="0.284552845528" calcext:value-type="float">
            <text:p>0.2845528455</text:p>
          </table:table-cell>
          <table:table-cell table:number-columns-repeated="2" office:value-type="float" office:value="0.365853658537" calcext:value-type="float">
            <text:p>0.3658536585</text:p>
          </table:table-cell>
          <table:table-cell office:value-type="float" office:value="0.422764227642" calcext:value-type="float">
            <text:p>0.4227642276</text:p>
          </table:table-cell>
        </table:table-row>
        <table:table-row table:style-name="ro1">
          <table:table-cell/>
          <table:table-cell office:value-type="float" office:value="0.325203252033" calcext:value-type="float">
            <text:p>0.325203252</text:p>
          </table:table-cell>
          <table:table-cell office:value-type="float" office:value="0.317073170732" calcext:value-type="float">
            <text:p>0.3170731707</text:p>
          </table:table-cell>
          <table:table-cell office:value-type="float" office:value="0.260162601626" calcext:value-type="float">
            <text:p>0.2601626016</text:p>
          </table:table-cell>
          <table:table-cell office:value-type="float" office:value="0.382113821138" calcext:value-type="float">
            <text:p>0.3821138211</text:p>
          </table:table-cell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3:.B12])" office:value-type="float" office:value="0.329268292683" calcext:value-type="float">
            <text:p>0.3292682927</text:p>
          </table:table-cell>
          <table:table-cell table:formula="of:=AVERAGE([.C3:.C12])" office:value-type="float" office:value="0.3365853658539" calcext:value-type="float">
            <text:p>0.3365853659</text:p>
          </table:table-cell>
          <table:table-cell table:formula="of:=AVERAGE([.D3:.D12])" office:value-type="float" office:value="0.3325203252034" calcext:value-type="float">
            <text:p>0.3325203252</text:p>
          </table:table-cell>
          <table:table-cell table:formula="of:=AVERAGE([.E3:.E12])" office:value-type="float" office:value="0.3455284552845" calcext:value-type="float">
            <text:p>0.345528455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M Hyperparame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27859078590786" calcext:value-type="float">
            <text:p>0.32785907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1744579945799" calcext:value-type="float">
            <text:p>0.32174457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814701897019" calcext:value-type="float">
            <text:p>0.3181470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5291327913279" calcext:value-type="float">
            <text:p>0.315291327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0.313082655826558" calcext:value-type="float">
            <text:p>0.3130826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0.324189701897019" calcext:value-type="float">
            <text:p>0.3241897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318577235772358" calcext:value-type="float">
            <text:p>0.3185772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0.313475609756098" calcext:value-type="float">
            <text:p>0.313475609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20846036585366" calcext:value-type="float">
            <text:p>0.3208460366</text:p>
          </table:table-cell>
          <table:table-cell table:number-columns-repeated="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3203125" calcext:value-type="float">
            <text:p>0.3203125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321122967479675" calcext:value-type="float">
            <text:p>0.321122967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ly Degree</text:p>
          </table:table-cell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6036585365854" calcext:value-type="float">
            <text:p>0.31603658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5074525745257" calcext:value-type="float">
            <text:p>0.32507452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6375338753388" calcext:value-type="float">
            <text:p>0.32637533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25765582655826" calcext:value-type="float">
            <text:p>0.32576558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769647696477" calcext:value-type="float">
            <text:p>0.3276964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39:31.568330936</meta:creation-date>
    <dc:date>2017-04-08T13:56:23.387765957</dc:date>
    <meta:editing-duration>PT8M34S</meta:editing-duration>
    <meta:editing-cycles>2</meta:editing-cycles>
    <meta:generator>LibreOffice/5.1.6.2$Linux_X86_64 LibreOffice_project/10m0$Build-2</meta:generator>
    <meta:document-statistic meta:table-count="1" meta:cell-count="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06cm" svg:y="0.316cm" chart:style-name="ch2">
          <text:p>SVM C Optimization</text:p>
        </chart:title>
        <chart:legend chart:legend-position="end" svg:x="11.878cm" svg:y="4.201cm" style:legend-expansion="high" chart:style-name="ch3"/>
        <chart:plot-area chart:style-name="ch4" table:cell-range-address="Sheet1.A18:Sheet1.B22" chart:data-source-has-labels="both" svg:x="1.331cm" svg:y="1.275cm" svg:width="10.227cm" svg:height="6.564cm">
          <chartooo:coordinate-region svg:x="2.429cm" svg:y="1.474cm" svg:width="8.942cm" svg:height="5.718cm"/>
          <chart:axis chart:dimension="x" chart:name="primary-x" chart:style-name="ch5" chartooo:axis-type="auto">
            <chartooo:date-scale/>
            <chart:title svg:x="5.831cm" svg:y="8.019cm" chart:style-name="ch6">
              <text:p>C value</text:p>
            </chart:title>
            <chart:categories table:cell-range-address="Sheet1.A19:Sheet1.A22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19:Sheet1.B22" chart:label-cell-address="Sheet1.B18:Sheet1.B1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ccuracy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19:Sheet1.A22</svg:desc>
                </draw:g>
              </table:table-cell>
              <table:table-cell office:value-type="float" office:value="0.327859078590786">
                <text:p>0.327859078590786</text:p>
                <draw:g>
                  <svg:desc>Sheet1.B19:Sheet1.B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744579945799">
                <text:p>0.3217445799457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814701897019">
                <text:p>0.318147018970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5291327913279">
                <text:p>0.315291327913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3cm" svg:y="0.316cm" chart:style-name="ch2">
          <text:p>SVM Kernel Optimization</text:p>
        </chart:title>
        <chart:legend chart:legend-position="end" svg:x="12.467cm" svg:y="4.201cm" style:legend-expansion="high" chart:style-name="ch3"/>
        <chart:plot-area chart:style-name="ch4" table:cell-range-address="Sheet1.A24:Sheet1.B28" chart:data-source-has-labels="both" svg:x="1.331cm" svg:y="1.275cm" svg:width="10.816cm" svg:height="6.564cm">
          <chartooo:coordinate-region svg:x="2.429cm" svg:y="1.474cm" svg:width="9.306cm" svg:height="5.718cm"/>
          <chart:axis chart:dimension="x" chart:name="primary-x" chart:style-name="ch5" chartooo:axis-type="auto">
            <chartooo:date-scale/>
            <chart:title svg:x="6.205cm" svg:y="8.019cm" chart:style-name="ch6">
              <text:p>Kernel</text:p>
            </chart:title>
            <chart:categories table:cell-range-address="Sheet1.A25:Sheet1.A28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25:Sheet1.B28" chart:label-cell-address="Sheet1.B24:Sheet1.B2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ccuracy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bf</text:p>
                <draw:g>
                  <svg:desc>Sheet1.A25:Sheet1.A28</svg:desc>
                </draw:g>
              </table:table-cell>
              <table:table-cell office:value-type="float" office:value="0.313082655826558">
                <text:p>0.313082655826558</text:p>
                <draw:g>
                  <svg:desc>Sheet1.B25:Sheet1.B28</svg:desc>
                </draw:g>
              </table:table-cell>
            </table:table-row>
            <table:table-row>
              <table:table-cell office:value-type="string">
                <text:p>poly</text:p>
              </table:table-cell>
              <table:table-cell office:value-type="float" office:value="0.324189701897019">
                <text:p>0.324189701897019</text:p>
              </table:table-cell>
            </table:table-row>
            <table:table-row>
              <table:table-cell office:value-type="string">
                <text:p>sigmoid</text:p>
              </table:table-cell>
              <table:table-cell office:value-type="float" office:value="0.318577235772358">
                <text:p>0.318577235772358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0.313475609756098">
                <text:p>0.313475609756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SVM Epsilon Optimization</text:p>
        </chart:title>
        <chart:legend chart:legend-position="end" svg:x="11.878cm" svg:y="4.201cm" style:legend-expansion="high" chart:style-name="ch3"/>
        <chart:plot-area chart:style-name="ch4" table:cell-range-address="Sheet1.A30:Sheet1.B33" chart:data-source-has-labels="both" svg:x="1.331cm" svg:y="1.275cm" svg:width="10.227cm" svg:height="6.564cm">
          <chartooo:coordinate-region svg:x="2.614cm" svg:y="1.475cm" svg:width="8.426cm" svg:height="5.717cm"/>
          <chart:axis chart:dimension="x" chart:name="primary-x" chart:style-name="ch5" chartooo:axis-type="auto">
            <chartooo:date-scale/>
            <chart:title svg:x="5.844cm" svg:y="8.019cm" chart:style-name="ch6">
              <text:p>Epsilon</text:p>
            </chart:title>
            <chart:categories table:cell-range-address="Sheet1.A31:Sheet1.A33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31:Sheet1.B33" chart:label-cell-address="Sheet1.B30:Sheet1.B3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ccuracy</text:p>
                <draw:g>
                  <svg:desc>Sheet1.B30:Sheet1.B30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31:Sheet1.A33</svg:desc>
                </draw:g>
              </table:table-cell>
              <table:table-cell office:value-type="float" office:value="0.320846036585366">
                <text:p>0.320846036585366</text:p>
                <draw:g>
                  <svg:desc>Sheet1.B31:Sheet1.B33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3203125">
                <text:p>0.3203125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321122967479675">
                <text:p>0.3211229674796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SVM Polynomial Degree Optimization</text:p>
        </chart:title>
        <chart:legend chart:legend-position="end" svg:x="11.878cm" svg:y="4.201cm" style:legend-expansion="high" chart:style-name="ch3"/>
        <chart:plot-area chart:style-name="ch4" table:cell-range-address="Sheet1.A35:Sheet1.B40" chart:data-source-has-labels="both" svg:x="1.331cm" svg:y="1.275cm" svg:width="10.227cm" svg:height="6.564cm">
          <chartooo:coordinate-region svg:x="2.429cm" svg:y="1.474cm" svg:width="9.035cm" svg:height="5.718cm"/>
          <chart:axis chart:dimension="x" chart:name="primary-x" chart:style-name="ch5" chartooo:axis-type="auto">
            <chartooo:date-scale/>
            <chart:title svg:x="4.998cm" svg:y="8.019cm" chart:style-name="ch6">
              <text:p>Polynomial Degree</text:p>
            </chart:title>
            <chart:categories table:cell-range-address="Sheet1.A36:Sheet1.A40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36:Sheet1.B40" chart:label-cell-address="Sheet1.B35:Sheet1.B3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ccuracy</text:p>
                <draw:g>
                  <svg:desc>Sheet1.B35:Sheet1.B3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6:Sheet1.A40</svg:desc>
                </draw:g>
              </table:table-cell>
              <table:table-cell office:value-type="float" office:value="0.316036585365854">
                <text:p>0.316036585365854</text:p>
                <draw:g>
                  <svg:desc>Sheet1.B36:Sheet1.B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5074525745257">
                <text:p>0.3250745257452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6375338753388">
                <text:p>0.3263753387533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5765582655826">
                <text:p>0.3257655826558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2769647696477">
                <text:p>0.327696476964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